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11.8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Animation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nimations that can be played on a marker. Use the setAnimation method on Marker or the animation option to play an animation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BOUNCE </text:p>
          </table:table-cell>
          <table:table-cell office:value-type="string">
            <text:p>Marker bounces until animation is stopped.</text:p>
          </table:table-cell>
          <table:table-cell/>
        </table:table-row>
        <table:table-row table:style-name="ro2">
          <table:table-cell office:value-type="string">
            <text:p>DROP </text:p>
          </table:table-cell>
          <table:table-cell office:value-type="string">
            <text:p>Marker falls from the top of the map ending with a small bounce.</text:p>
          </table:table-cell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00:5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00:52:08.86</meta:creation-date>
    <dc:date>2011-12-20T00:55:13</dc:date>
    <meta:editing-duration>PT3M4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